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paragraph-properties fo:break-before="page"/>
      <style:text-properties fo:font-style="italic" style:font-style-asian="italic" style:font-style-complex="italic"/>
    </style:style>
    <style:style style:name="P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e des algos principaux</text:p>
      <text:p text:style-name="Standard"/>
      <text:p text:style-name="P2"/>
      <text:p text:style-name="P2">&lt;chaîne_caractère , entier&gt;* Parseur::NextIdent()</text:p>
      <text:p text:style-name="P3">Le flux f (attribut de classe) est déjà ouvert.</text:p>
      <text:p text:style-name="P3"/>
      <text:p text:style-name="P3">entier ligne ← 0</text:p>
      <text:p text:style-name="P3">caractère c</text:p>
      <text:p text:style-name="P3">booléen est_dans_identifiant ← faux</text:p>
      <text:p text:style-name="P3">chaîne_caractère buffer ← chaîne_vide</text:p>
      <text:p text:style-name="P3">entier nbre_caractère ← 0</text:p>
      <text:p text:style-name="P3"/>
      <text:p text:style-name="P3">tant_que ( (c ← f.getcaractère()) n'est_pas 'fin_de_fichier' ) alors</text:p>
      <text:p text:style-name="P3"/>
      <text:p text:style-name="P3"><text:tab/>si c est retour_à_la_ligne alors</text:p>
      <text:p text:style-name="P3"><text:tab/><text:tab/>ligne ← ligne + 1</text:p>
      <text:p text:style-name="P3"/>
      <text:p text:style-name="P3"><text:tab/>sinon_si est_milieu_identifiant(c) = vrai et est_dans_identifiant = vrai alors</text:p>
      <text:p text:style-name="P3"><text:tab/><text:tab/>nbre_caractère ← nbre_caractère + 1</text:p>
      <text:p text:style-name="P3"/>
      <text:p text:style-name="P3"><text:tab/><text:tab/>si nbre_caractère &gt; 256 alors</text:p>
      <text:p text:style-name="P3"><text:tab/><text:tab/><text:tab/>buffer ← chaîne_vide</text:p>
      <text:p text:style-name="P3"><text:tab/><text:tab/><text:tab/>est_dans_identifiant ← faux</text:p>
      <text:p text:style-name="P3"><text:tab/><text:tab/><text:tab/>entier nbre_caractère ← 0</text:p>
      <text:p text:style-name="P3"><text:tab/><text:tab/>sinon</text:p>
      <text:p text:style-name="P3"><text:tab/><text:tab/><text:tab/>buffer ← buffer.concaténé_à(c)</text:p>
      <text:p text:style-name="P3"><text:tab/><text:tab/>fin_si</text:p>
      <text:p text:style-name="P3"/>
      <text:p text:style-name="P3"><text:tab/>sinon_si est_milieu_identifiant(c) = faux et est_dans_identifiant = vrai alors</text:p>
      <text:p text:style-name="P3"><text:tab/><text:tab/>est_dans_identifiant ← faux</text:p>
      <text:p text:style-name="P3"><text:tab/><text:tab/>renvoyer &lt;buffer, ligne&gt;</text:p>
      <text:p text:style-name="P3"/>
      <text:p text:style-name="P3"><text:tab/>sinon si est_début_identifiant(c) = vrai et est_dans_identifiant = faux alors</text:p>
      <text:p text:style-name="P3"><text:tab/><text:tab/>buffer ← chaîne_vide</text:p>
      <text:p text:style-name="P3"><text:tab/><text:tab/>est_dans_identifiant ← vrai</text:p>
      <text:p text:style-name="P3"><text:tab/><text:tab/>entier nbre_caractère ← 0</text:p>
      <text:p text:style-name="P3"><text:tab/>fin_si</text:p>
      <text:p text:style-name="P3"/>
      <text:p text:style-name="P3">fin_tant_que</text:p>
      <text:p text:style-name="P3"/>
      <text:p text:style-name="P3">renvoyer pointeur_nul</text:p>
      <text:p text:style-name="P3"/>
      <text:p text:style-name="P3"/>
      <text:p text:style-name="P4">Index* Analyseur::Run()</text:p>
      <text:p text:style-name="P3">L'index index est déjà créé. On dispose du booléen exclureMotCles.</text:p>
      <text:p text:style-name="P3"/>
      <text:p text:style-name="P3">Pour chaque fichier f</text:p>
      <text:p text:style-name="P3"><text:tab/><text:span text:style-name="T2">si f non_accessible ou f vide ou f non_accessible alors</text:span></text:p>
      <text:p text:style-name="P3"><text:tab/><text:tab/>! Avertir l'utilisateur !</text:p>
      <text:p text:style-name="P3"><text:tab/>sinon</text:p>
      <text:p text:style-name="P3"><text:tab/><text:tab/>créer le Parseur p sur le fichier f</text:p>
      <text:p text:style-name="P3"><text:tab/><text:tab/>&lt;chaîne_caractère , entier&gt; paire</text:p>
      <text:p text:style-name="P3"><text:tab/><text:tab/>tant_que ( (paire ← p.NextIdent()) n'est_pas pointeur_nul) alors</text:p>
      <text:p text:style-name="P3"><text:tab/><text:tab/><text:tab/>booléen est_mot_clé ← </text:p>
      <text:p text:style-name="P3"><text:tab/><text:tab/><text:tab/>si (exclureMotCles = vrai et est_mot_clé = faux) ou </text:p>
      <text:p text:style-name="P3"><text:tab/><text:tab/><text:tab/><text:tab/><text:tab/>(exclureMotCles = faux et est_mot_clé = vrai) alors</text:p>
      <text:p text:style-name="P3"><text:tab/><text:tab/><text:tab/><text:tab/>Ajouter paire à l'Index index</text:p>
      <text:p text:style-name="P3"><text:tab/><text:tab/><text:tab/>fin_si</text:p>
      <text:p text:style-name="P3"><text:tab/><text:tab/>fin_tant_que</text:p>
      <text:p text:style-name="P3"><text:tab/>fin_si</text:p>
      <text:p text:style-name="P3">fin_pour</text:p>
      <text:p text:style-name="P3"/>
      <text:p text:style-name="P2">bool Index::AddLine(string identifiant, int lineNum, string fichier)</text:p>
      <text:p text:style-name="P3"/>
      <text:p text:style-name="P3">si (identificateur) existe_pas <text:s/>alors</text:p>
      <text:p text:style-name="P3"><text:tab/>ajoutIdentificateur(identificateur)</text:p>
      <text:p text:style-name="P3">fin_si</text:p>
      <text:p text:style-name="P3">si index[identificateur].dernierfichier différent_de <text:s/>fichier</text:p>
      <text:p text:style-name="P3"><text:tab/>ajoutFichier(identifiant, fichier)</text:p>
      <text:p text:style-name="P3">fin_si</text:p>
      <text:p text:style-name="P3">si index[identificateur].dernierfichier.ligne_existe(lineNum) = faux alors</text:p>
      <text:p text:style-name="P3"><text:tab/>Liste_fichiers liste ← index[identificateur]</text:p>
      <text:p text:style-name="P3"><text:tab/>Fichier f ← liste.dernierfichier</text:p>
      <text:p text:style-name="P3"><text:tab/>f.ajouteLigne(lineNum)</text:p>
      <text:p text:style-name="P3">fin_si</text:p>
      <text:p text:style-name="P4">Main</text:p>
      <text:p text:style-name="P3">Gestion de la ligne de commande. On dispose des deux variables entier argc et tableau_caractère argv.</text:p>
      <text:p text:style-name="P3">Le type "Ensemble" est un arbre binaire équilibré.</text:p>
      <text:p text:style-name="P3"/>
      <text:p text:style-name="P3"/>
      <text:p text:style-name="P3">entier parametreCourant ← 0;</text:p>
      <text:p text:style-name="P3">chaîne_caractère fichierMotsClés ← chaîne_vide</text:p>
      <text:p text:style-name="P3">booléen exclusion ← vrai</text:p>
      <text:p text:style-name="P3">si argc = 0 alors</text:p>
      <text:p text:style-name="P3"><text:tab/>! Erreur !</text:p>
      <text:p text:style-name="P3">fin_si</text:p>
      <text:p text:style-name="P3">si argv[0] est_egal_à "-e" alors</text:p>
      <text:p text:style-name="P3"><text:tab/>exclusion ← faux</text:p>
      <text:p text:style-name="P3"><text:tab/>parametreCourant ← <text:span text:style-name="T1"><text:s/></text:span><text:span text:style-name="T2">parametreCourant + 1</text:span></text:p>
      <text:p text:style-name="P3"><text:tab/>si argc = 1 alors</text:p>
      <text:p text:style-name="P3"><text:tab/><text:tab/>! Erreur !</text:p>
      <text:p text:style-name="P5"><text:tab/>fin_si</text:p>
      <text:p text:style-name="P3">fin_si</text:p>
      <text:p text:style-name="P3"/>
      <text:p text:style-name="P5">Ensemble motsClés</text:p>
      <text:p text:style-name="P3"/>
      <text:p text:style-name="P3">si les_deux_premiers_caractères(argv[parametreCourant]) est_egal_à "-k" <text:s/>alors</text:p>
      <text:p text:style-name="P3"><text:tab/>fichierMotsClés ← la_suite_des_caractères(argv[parametreCourant])</text:p>
      <text:p text:style-name="P3"><text:tab/>parametreCourant ← <text:span text:style-name="T1"><text:s/></text:span><text:span text:style-name="T2">parametreCourant + 1</text:span></text:p>
      <text:p text:style-name="P5"><text:tab/>si fichierMotsClés non_accessible ou fichierMotsClés vide alors</text:p>
      <text:p text:style-name="P3"><text:tab/><text:tab/>! Erreur !</text:p>
      <text:p text:style-name="P5"><text:tab/>fin_si</text:p>
      <text:p text:style-name="P5"><text:tab/>motsClés← parser(fichierMotsClés) à l'aide de la classe Parseur</text:p>
      <text:p text:style-name="P3"><text:tab/>si motsClés est_vide alors</text:p>
      <text:p text:style-name="P3"><text:tab/><text:tab/>! Erreur !</text:p>
      <text:p text:style-name="P5"><text:tab/>fin_si</text:p>
      <text:p text:style-name="P3"><text:tab/>si argc = parametreCourant alors</text:p>
      <text:p text:style-name="P3"><text:tab/><text:tab/>! Erreur !</text:p>
      <text:p text:style-name="P5"><text:tab/>fin_si</text:p>
      <text:p text:style-name="P3">fin_si</text:p>
      <text:p text:style-name="P3"/>
      <text:p text:style-name="P3">liste de chaîne_caractère listeFichiers ← liste de taille (argc- parametreCourant)</text:p>
      <text:p text:style-name="P3"/>
      <text:p text:style-name="P3">pour_tout i entre parametreCourant et argc</text:p>
      <text:p text:style-name="P3"><text:tab/> listeFichiers[i-parametreCourant] ← argv[i];</text:p>
      <text:p text:style-name="P3">fin_pour_tout</text:p>
      <text:p text:style-name="P3"/>
      <text:p text:style-name="P3">Créer l'analyseur en lui envoyant listeFichiers, exclusion et <text:span text:style-name="T2">motsClé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ibaut Patel</meta:initial-creator>
    <meta:creation-date>2010-11-19T14:39:54</meta:creation-date>
    <dc:date>2010-11-19T17:43:13</dc:date>
    <dc:creator>Thibaut Patel</dc:creator>
    <meta:editing-duration>PT02H58M56S</meta:editing-duration>
    <meta:editing-cycles>31</meta:editing-cycles>
    <meta:generator>OpenOffice.org/3.1$Linux OpenOffice.org_project/310m19$Build-9420</meta:generator>
    <meta:document-statistic meta:table-count="0" meta:image-count="0" meta:object-count="0" meta:page-count="3" meta:paragraph-count="95" meta:word-count="392" meta:character-count="3072"/>
  </office:meta>
</office:document-meta>
</file>